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8cm" fo:min-width="7.438cm"/>
    </style:style>
    <style:style style:name="gr2" style:family="graphic" style:parent-style-name="standard">
      <style:graphic-properties draw:textarea-horizontal-align="justify" draw:textarea-vertical-align="middle" draw:auto-grow-height="false" fo:min-height="2.151cm" fo:min-width="4.064cm"/>
    </style:style>
    <style:style style:name="gr3" style:family="graphic" style:parent-style-name="standard">
      <style:graphic-properties draw:textarea-horizontal-align="justify" draw:textarea-vertical-align="middle" draw:auto-grow-height="false" fo:min-height="2.451cm" fo:min-width="3.942cm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1cm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4.7cm"/>
    </style:style>
    <style:style style:name="gr6" style:family="graphic" style:parent-style-name="standard">
      <style:graphic-properties draw:textarea-horizontal-align="justify" draw:textarea-vertical-align="middle" draw:auto-grow-height="false" fo:min-height="1.95cm" fo:min-width="6cm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8.9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textarea-horizontal-align="justify" draw:textarea-vertical-align="middle" draw:auto-grow-height="false" fo:min-height="1.05cm" fo:min-width="9.1cm"/>
    </style:style>
    <style:style style:name="gr10" style:family="graphic" style:parent-style-name="standard">
      <style:graphic-properties draw:textarea-horizontal-align="justify" draw:textarea-vertical-align="middle" draw:auto-grow-height="false" fo:min-height="1.651cm" fo:min-width="3.454cm"/>
    </style:style>
    <style:style style:name="gr1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8cm" svg:height="3.3cm" svg:x="7cm" svg:y="1.8cm">
          <text:p text:style-name="P1">Roasting time </text:p>
          <text:p text:style-name="P1">For chicken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7.5cm" svg:height="2.4cm" svg:x="1.3cm" svg:y="6.3cm">
          <text:p text:style-name="P1">GET</text:p>
          <text:p text:style-name="P1">chickens weigh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7.3cm" svg:height="2.7cm" svg:x="10.9cm" svg:y="6.2cm">
          <text:p text:style-name="P1">GET whether </text:p>
          <text:p text:style-name="P1">Chicken is stuff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4" draw:id="id4" draw:layer="layout" svg:width="3cm" svg:height="2.4cm" svg:x="13.1cm" svg:y="9.6cm">
          <text:p text:style-name="P1">1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5" draw:id="id5" draw:layer="layout" svg:width="5.2cm" svg:height="2.1cm" svg:x="12.2cm" svg:y="12.6cm">
          <text:p text:style-name="P1">Chicken is stuff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6" draw:id="id6" draw:layer="layout" svg:width="6.5cm" svg:height="2.2cm" svg:x="2.5cm" svg:y="12.6cm">
          <text:p text:style-name="P1">Chicken is not stuff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7" draw:id="id7" draw:layer="layout" svg:width="9.4cm" svg:height="2.5cm" svg:x="9.5cm" svg:y="15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layer="layout" svg:width="14.62cm" svg:height="1.673cm" svg:x="9.58cm" svg:y="16.027cm">
          <draw:text-box>
            <text:p>CALCULATE (cooking time+30) </text:p>
            <text:p>+ chickens weight</text:p>
          </draw:text-box>
        </draw:frame>
        <draw:custom-shape draw:style-name="gr9" draw:text-style-name="P1" xml:id="id8" draw:id="id8" draw:layer="layout" svg:width="9.6cm" svg:height="1.3cm" svg:x="2.3cm" svg:y="18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xml:id="id10" draw:id="id10" draw:layer="layout" svg:width="9.257cm" svg:height="0.963cm" svg:x="2.6cm" svg:y="18.537cm">
          <draw:text-box>
            <text:p>cooking time + chickens weight</text:p>
          </draw:text-box>
        </draw:frame>
        <draw:custom-shape draw:style-name="gr10" draw:text-style-name="P1" xml:id="id9" draw:id="id9" draw:layer="layout" svg:width="6.5cm" svg:height="1.9cm" svg:x="7.1cm" svg:y="20.9cm">
          <text:p text:style-name="P1">Display</text:p>
          <text:p text:style-name="P1">Roasting ti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1" draw:text-style-name="P1" draw:layer="layout" svg:x1="7cm" svg:y1="3.45cm" svg:x2="5.8cm" svg:y2="6.3cm" draw:start-shape="id1" draw:start-glue-point="5" draw:end-shape="id2" draw:end-glue-point="4" svg:d="M7000 3450h-1200v2850" svg:viewBox="0 0 1201 2851">
          <text:p/>
        </draw:connector>
        <draw:connector draw:style-name="gr11" draw:text-style-name="P1" draw:layer="layout" svg:x1="15.8cm" svg:y1="3.45cm" svg:x2="15.28cm" svg:y2="6.2cm" draw:start-shape="id1" draw:start-glue-point="7" draw:end-shape="id3" draw:end-glue-point="4" svg:d="M15800 3450h502v2201h-1022v549" svg:viewBox="0 0 1023 2751">
          <text:p/>
        </draw:connector>
        <draw:connector draw:style-name="gr11" draw:text-style-name="P1" draw:layer="layout" svg:x1="14.55cm" svg:y1="8.9cm" svg:x2="14.6cm" svg:y2="9.6cm" draw:start-shape="id3" draw:start-glue-point="8" draw:end-shape="id4" draw:end-glue-point="4" svg:d="M14550 8900v351h50v349" svg:viewBox="0 0 51 701">
          <text:p/>
        </draw:connector>
        <draw:connector draw:style-name="gr11" draw:text-style-name="P1" draw:layer="layout" svg:x1="14.6cm" svg:y1="12cm" svg:x2="14.8cm" svg:y2="12.6cm" draw:start-shape="id4" draw:start-glue-point="6" draw:end-shape="id5" draw:end-glue-point="4" svg:d="M14600 12000v301h200v299" svg:viewBox="0 0 201 601">
          <text:p/>
        </draw:connector>
        <draw:connector draw:style-name="gr11" draw:text-style-name="P1" draw:layer="layout" svg:x1="13.1cm" svg:y1="10.8cm" svg:x2="5.75cm" svg:y2="12.6cm" draw:start-shape="id4" draw:start-glue-point="5" draw:end-shape="id6" draw:end-glue-point="4" svg:d="M13100 10800h-7350v1800" svg:viewBox="0 0 7351 1801">
          <text:p/>
        </draw:connector>
        <draw:connector draw:style-name="gr11" draw:text-style-name="P1" draw:layer="layout" svg:x1="14.8cm" svg:y1="14.7cm" svg:x2="14.2cm" svg:y2="15.6cm" draw:start-shape="id5" draw:start-glue-point="6" draw:end-shape="id7" draw:end-glue-point="4" svg:d="M14800 14700v451h-600v449" svg:viewBox="0 0 601 901">
          <text:p/>
        </draw:connector>
        <draw:connector draw:style-name="gr11" draw:text-style-name="P1" draw:layer="layout" svg:x1="5.75cm" svg:y1="14.8cm" svg:x2="7.1cm" svg:y2="18.4cm" draw:start-shape="id6" draw:start-glue-point="6" draw:end-shape="id8" draw:end-glue-point="4" svg:d="M5750 14800v1801h1350v1799" svg:viewBox="0 0 1351 3601">
          <text:p/>
        </draw:connector>
        <draw:connector draw:style-name="gr11" draw:text-style-name="P1" draw:layer="layout" svg:x1="14.2cm" svg:y1="18.1cm" svg:x2="12.938cm" svg:y2="21.85cm" draw:start-shape="id7" draw:start-glue-point="6" draw:end-shape="id9" draw:end-glue-point="9" svg:d="M14200 18100v3750h-1262" svg:viewBox="0 0 1263 3751">
          <text:p/>
        </draw:connector>
        <draw:connector draw:style-name="gr11" draw:text-style-name="P1" draw:layer="layout" svg:x1="7.228cm" svg:y1="19.5cm" svg:x2="10.35cm" svg:y2="20.9cm" draw:start-shape="id10" draw:start-glue-point="2" draw:end-shape="id9" draw:end-glue-point="5" svg:d="M7228 19500v700h3122v700" svg:viewBox="0 0 3123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23:00:36.673000000</meta:creation-date>
    <dc:date>2014-11-15T23:08:39.414000000</dc:date>
    <meta:editing-duration>PT8M6S</meta:editing-duration>
    <meta:editing-cycles>1</meta:editing-cycles>
    <meta:document-statistic meta:object-count="20"/>
    <meta:generator>LibreOffice/4.3.2.2$Windows_x86 LibreOffice_project/edfb5295ba211bd31ad47d0bad0118690f76407d</meta:generator>
  </office:meta>
</office:document-meta>
</file>